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3.907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99cm"/>
    </style:style>
    <style:style style:name="co12" style:family="table-column">
      <style:table-column-properties fo:break-before="auto" style:column-width="11.4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  <style:text-properties fo:color="#000000" fo:font-weight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fo:wrap-option="no-wrap"/>
      <style:text-properties fo:color="#000000" fo:font-weight="normal"/>
    </style:style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10"/>
  </office:automatic-styles>
  <office:body>
    <office:spreadsheet>
      <table:table table:name="Pa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0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#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C2</text:p>
          </table:table-cell>
          <table:table-cell office:value-type="string">
            <text:p>Cap 100nF 0603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2]*[Parameters.$B$1]" office:value-type="float" office:value="20">
            <text:p>20</text:p>
          </table:table-cell>
          <table:table-cell/>
          <table:table-cell table:number-columns-repeated="2"/>
          <table:table-cell table:style-name="Default" table:formula="oooc:=[.I2]*[.H2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C3</text:p>
          </table:table-cell>
          <table:table-cell office:value-type="string">
            <text:p>Cap 1uF TH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3]*[Parameters.$B$1]" office:value-type="float" office:value="20">
            <text:p>20</text:p>
          </table:table-cell>
          <table:table-cell/>
          <table:table-cell table:number-columns-repeated="2"/>
          <table:table-cell table:formula="oooc:=[.I3]*[.H3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CON1-8,11,13-16,18-20</text:p>
          </table:table-cell>
          <table:table-cell office:value-type="string">
            <text:p>Cage Clamp</text:p>
          </table:table-cell>
          <table:table-cell table:style-name="ce4"/>
          <table:table-cell/>
          <table:table-cell office:value-type="float" office:value="16">
            <text:p>16</text:p>
          </table:table-cell>
          <table:table-cell table:formula="oooc:=[.E4]*[Parameters.$B$1]" office:value-type="float" office:value="320">
            <text:p>320</text:p>
          </table:table-cell>
          <table:table-cell/>
          <table:table-cell table:number-columns-repeated="2"/>
          <table:table-cell table:formula="oooc:=[.I4]*[.H4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CON9,12,17,21</text:p>
          </table:table-cell>
          <table:table-cell office:value-type="string">
            <text:p>Cage Clamp with end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5]*[Parameters.$B$1]" office:value-type="float" office:value="80">
            <text:p>80</text:p>
          </table:table-cell>
          <table:table-cell table:number-columns-repeated="246"/>
        </table:table-row>
        <table:table-row table:style-name="ro1">
          <table:table-cell office:value-type="string">
            <text:p>CON10</text:p>
          </table:table-cell>
          <table:table-cell office:value-type="string">
            <text:p>RJ11 Socket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6]*[Parameters.$B$1]" office:value-type="float" office:value="20">
            <text:p>20</text:p>
          </table:table-cell>
          <table:table-cell/>
          <table:table-cell table:number-columns-repeated="2"/>
          <table:table-cell table:formula="oooc:=[.I6]*[.H6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D1-8</text:p>
          </table:table-cell>
          <table:table-cell office:value-type="string">
            <text:p>BAT54S Diode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7]*[Parameters.$B$1]" office:value-type="float" office:value="160">
            <text:p>160</text:p>
          </table:table-cell>
          <table:table-cell/>
          <table:table-cell table:number-columns-repeated="2"/>
          <table:table-cell table:formula="oooc:=[.I7]*[.H7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IC2</text:p>
          </table:table-cell>
          <table:table-cell office:value-type="string">
            <text:p>MSP430F2234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8]*[Parameters.$B$1]" office:value-type="float" office:value="20">
            <text:p>20</text:p>
          </table:table-cell>
          <table:table-cell/>
          <table:table-cell table:number-columns-repeated="2"/>
          <table:table-cell table:formula="oooc:=[.I8]*[.H8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JP1</text:p>
          </table:table-cell>
          <table:table-cell office:value-type="string">
            <text:p>2.54mm Header 1x4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9]*[Parameters.$B$1]" office:value-type="float" office:value="20">
            <text:p>20</text:p>
          </table:table-cell>
          <table:table-cell/>
          <table:table-cell table:number-columns-repeated="2"/>
          <table:table-cell table:formula="oooc:=[.I9]*[.H9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LED1-8</text:p>
          </table:table-cell>
          <table:table-cell office:value-type="string">
            <text:p>LED 3mm TH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10]*[Parameters.$B$1]" office:value-type="float" office:value="160">
            <text:p>160</text:p>
          </table:table-cell>
          <table:table-cell/>
          <table:table-cell table:number-columns-repeated="2"/>
          <table:table-cell table:formula="oooc:=[.I10]*[.H10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Q9-12</text:p>
          </table:table-cell>
          <table:table-cell office:value-type="string">
            <text:p>BSS84 – P-FET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11]*[Parameters.$B$1]" office:value-type="float" office:value="80">
            <text:p>80</text:p>
          </table:table-cell>
          <table:table-cell/>
          <table:table-cell table:number-columns-repeated="2"/>
          <table:table-cell table:style-name="Default" table:formula="oooc:=[.I11]*[.H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Q13-16</text:p>
          </table:table-cell>
          <table:table-cell office:value-type="string">
            <text:p>BSS123 – N-FET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12]*[Parameters.$B$1]" office:value-type="float" office:value="80">
            <text:p>80</text:p>
          </table:table-cell>
          <table:table-cell/>
          <table:table-cell table:number-columns-repeated="2"/>
          <table:table-cell table:style-name="Default" table:formula="oooc:=[.I12]*[.H12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R1-2,4-9</text:p>
          </table:table-cell>
          <table:table-cell office:value-type="string">
            <text:p>Res 1k 1206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13]*[Parameters.$B$1]" office:value-type="float" office:value="160">
            <text:p>160</text:p>
          </table:table-cell>
          <table:table-cell/>
          <table:table-cell table:number-columns-repeated="2"/>
          <table:table-cell table:style-name="Default" table:formula="oooc:=[.I13]*[.H13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R3,11-21</text:p>
          </table:table-cell>
          <table:table-cell office:value-type="string">
            <text:p>Res 560R 1206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ooc:=[.E14]*[Parameters.$B$1]" office:value-type="float" office:value="240">
            <text:p>240</text:p>
          </table:table-cell>
          <table:table-cell table:number-columns-repeated="3"/>
          <table:table-cell table:formula="oooc:=SUM([.J2:.J13])" office:value-type="currency" office:currency="GBP" office:value="0">
            <text:p>£0.0000</text:p>
          </table:table-cell>
          <table:table-cell office:value-type="string">
            <text:p>Total</text:p>
          </table:table-cell>
          <table:table-cell table:number-columns-repeated="241"/>
        </table:table-row>
        <table:table-row table:style-name="ro1">
          <table:table-cell office:value-type="string">
            <text:p>R10</text:p>
          </table:table-cell>
          <table:table-cell office:value-type="string">
            <text:p>Res 47k 1206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[.E15]*[Parameters.$B$1]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X1</text:p>
          </table:table-cell>
          <table:table-cell table:style-name="ce3" office:value-type="string">
            <text:p>32KHz crystal</text:p>
          </table:table-cell>
          <table:table-cell table:style-name="ce5"/>
          <table:table-cell/>
          <table:table-cell office:value-type="float" office:value="1">
            <text:p>1</text:p>
          </table:table-cell>
          <table:table-cell table:formula="oooc:=[.E16]*[Parameters.$B$1]" office:value-type="float" office:value="20">
            <text:p>20</text:p>
          </table:table-cell>
          <table:table-cell table:style-name="ce5" table:number-columns-repeated="2"/>
          <table:table-cell table:style-name="ce8"/>
          <table:table-cell table:style-name="Default"/>
          <table:table-cell table:number-columns-repeated="242"/>
        </table:table-row>
        <table:table-row table:style-name="ro1" table:number-rows-repeated="6551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Parameters" table:style-name="ta1" table:print="false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</table:table>
      <table:table table:name="Assembl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number-columns-repeated="240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er Board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C2</text:p>
          </table:table-cell>
          <table:table-cell office:value-type="string">
            <text:p>Cap 100nF 0603</text:p>
          </table:table-cell>
          <table:table-cell office:value-type="float" office:value="1">
            <text:p>1</text:p>
          </table:table-cell>
          <table:table-cell table:style-name="ce1" office:value-type="string">
            <text:p>Supplied by Rob</text:p>
          </table:table-cell>
          <table:table-cell table:number-columns-repeated="240"/>
        </table:table-row>
        <table:table-row table:style-name="ro1">
          <table:table-cell office:value-type="string">
            <text:p>C3</text:p>
          </table:table-cell>
          <table:table-cell office:value-type="string">
            <text:p>Cap 1uF TH</text:p>
          </table:table-cell>
          <table:table-cell office:value-type="float" office:value="1">
            <text:p>1</text:p>
          </table:table-cell>
          <table:table-cell table:style-name="ce1" office:value-type="string">
            <text:p>Replaced with 10uF</text:p>
          </table:table-cell>
          <table:table-cell table:number-columns-repeated="240"/>
        </table:table-row>
        <table:table-row table:style-name="ro1">
          <table:table-cell office:value-type="string">
            <text:p>CON1-8,11,13-16,18-20</text:p>
          </table:table-cell>
          <table:table-cell office:value-type="string">
            <text:p>Cage Clamp</text:p>
          </table:table-cell>
          <table:table-cell office:value-type="float" office:value="16">
            <text:p>16</text:p>
          </table:table-cell>
          <table:table-cell table:number-columns-repeated="241"/>
        </table:table-row>
        <table:table-row table:style-name="ro1">
          <table:table-cell office:value-type="string">
            <text:p>CON9,12,17,21</text:p>
          </table:table-cell>
          <table:table-cell office:value-type="string">
            <text:p>Cage Clamp with end</text:p>
          </table:table-cell>
          <table:table-cell office:value-type="float" office:value="4">
            <text:p>4</text:p>
          </table:table-cell>
          <table:table-cell table:number-columns-repeated="241"/>
        </table:table-row>
        <table:table-row table:style-name="ro1">
          <table:table-cell office:value-type="string">
            <text:p>CON10</text:p>
          </table:table-cell>
          <table:table-cell office:value-type="string">
            <text:p>RJ11 Socket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string">
            <text:p>D1-8</text:p>
          </table:table-cell>
          <table:table-cell office:value-type="string">
            <text:p>BAT54S Diode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1">
          <table:table-cell office:value-type="string">
            <text:p>IC2</text:p>
          </table:table-cell>
          <table:table-cell office:value-type="string">
            <text:p>MSP430F2234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string">
            <text:p>JP1</text:p>
          </table:table-cell>
          <table:table-cell office:value-type="string">
            <text:p>2.54mm Header 1x4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string">
            <text:p>LED1-8</text:p>
          </table:table-cell>
          <table:table-cell office:value-type="string">
            <text:p>LED 3mm TH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1">
          <table:table-cell office:value-type="string">
            <text:p>Q9-12</text:p>
          </table:table-cell>
          <table:table-cell office:value-type="string">
            <text:p>BSS84 – P-FET</text:p>
          </table:table-cell>
          <table:table-cell office:value-type="float" office:value="4">
            <text:p>4</text:p>
          </table:table-cell>
          <table:table-cell table:number-columns-repeated="241"/>
        </table:table-row>
        <table:table-row table:style-name="ro3">
          <table:table-cell office:value-type="string">
            <text:p>Q13-16</text:p>
          </table:table-cell>
          <table:table-cell office:value-type="string">
            <text:p>BSS123 – N-FET</text:p>
          </table:table-cell>
          <table:table-cell office:value-type="float" office:value="4">
            <text:p>4</text:p>
          </table:table-cell>
          <table:table-cell table:style-name="ce1" office:value-type="string">
            <text:p>Replaced with pin compatible ZXM61P02F – Farnell #952-5297</text:p>
          </table:table-cell>
          <table:table-cell table:number-columns-repeated="240"/>
        </table:table-row>
        <table:table-row table:style-name="ro1">
          <table:table-cell office:value-type="string">
            <text:p>R1-2,4-9</text:p>
          </table:table-cell>
          <table:table-cell office:value-type="string">
            <text:p>Res 1k 1206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1">
          <table:table-cell office:value-type="string">
            <text:p>R3,11-21</text:p>
          </table:table-cell>
          <table:table-cell office:value-type="string">
            <text:p>Res 560R 1206</text:p>
          </table:table-cell>
          <table:table-cell office:value-type="float" office:value="12">
            <text:p>12</text:p>
          </table:table-cell>
          <table:table-cell table:number-columns-repeated="241"/>
        </table:table-row>
        <table:table-row table:style-name="ro1">
          <table:table-cell office:value-type="string">
            <text:p>R10</text:p>
          </table:table-cell>
          <table:table-cell office:value-type="string">
            <text:p>Res 47k 1206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2" office:value-type="string">
            <text:p>X1</text:p>
          </table:table-cell>
          <table:table-cell table:style-name="ce3" office:value-type="string">
            <text:p>32KHz crystal</text:p>
          </table:table-cell>
          <table:table-cell office:value-type="float" office:value="1">
            <text:p>1</text:p>
          </table:table-cell>
          <table:table-cell table:number-columns-repeated="2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7">27/01/2008</text:date>, <text:time>16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7-09-03T21:27:41</meta:creation-date>
    <dc:creator>Robert Spanton</dc:creator>
    <dc:date>2008-01-27T16:13:11</dc:date>
    <meta:editing-cycles>28</meta:editing-cycles>
    <meta:editing-duration>PT2H17M19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